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❑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S1" style:family="section">
      <style:section-properties fo:margin-left="0in" fo:margin-right="0in" style:writing-mode="lr-tb">
        <style:columns fo:column-count="3">
          <style:column style:rel-width="3213*" fo:start-indent="0in" fo:end-indent="0in"/>
          <style:column style:rel-width="3213*" fo:start-indent="0in" fo:end-indent="0in"/>
          <style:column style:rel-width="3213*" fo:start-indent="0in" fo:end-indent="0in"/>
        </style:columns>
      </style:section-properties>
    </style:style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P20" style:parent-style-name="Standard" style:list-style-name="LFO1" style:family="paragraph"/>
    <style:style style:name="P21" style:parent-style-name="Standard" style:list-style-name="LFO1" style:family="paragraph"/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S2" style:family="section">
      <style:section-properties fo:margin-left="0in" fo:margin-right="0in" style:writing-mode="lr-tb"/>
    </style:style>
    <style:style style:name="T2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family="paragraph">
      <style:paragraph-properties style:line-break="normal" style:text-autospace="none"/>
      <style:text-properties style:font-name="Liberation Sans" style:font-name-asian="Noto Sans CJK SC" fo:font-size="10pt" style:font-size-asian="10pt" style:font-size-complex="10pt"/>
    </style:style>
    <style:style style:name="P29" style:parent-style-name="Normal" style:family="paragraph">
      <style:paragraph-properties style:line-break="normal" style:text-autospace="none"/>
      <style:text-properties style:font-name="Liberation Sans" style:font-name-asian="Noto Sans CJK SC" fo:font-size="10pt" style:font-size-asian="10pt" style:font-size-complex="10pt"/>
    </style:style>
    <style:style style:name="P30" style:parent-style-name="Normal" style:family="paragraph">
      <style:paragraph-properties style:line-break="normal" style:text-autospace="none" fo:text-indent="0.4923in"/>
      <style:text-properties style:font-name="Liberation Sans" style:font-name-asian="Noto Sans CJK SC" fo:font-size="10pt" style:font-size-asian="10pt" style:font-size-complex="10pt"/>
    </style:style>
    <style:style style:name="P31" style:parent-style-name="Normal" style:family="paragraph">
      <style:paragraph-properties style:line-break="normal" style:text-autospace="none"/>
      <style:text-properties style:font-name="Liberation Sans" style:font-name-asian="Noto Sans CJK SC" fo:font-size="10pt" style:font-size-asian="10pt" style:font-size-complex="10pt"/>
    </style:style>
    <style:style style:name="P32" style:parent-style-name="Normal" style:family="paragraph">
      <style:paragraph-properties style:line-break="normal" style:text-autospace="none"/>
    </style:style>
    <style:style style:name="T33" style:parent-style-name="DefaultParagraphFont" style:family="text">
      <style:text-properties style:font-name="Liberation Sans" style:font-name-asian="Noto Sans CJK SC" fo:font-size="10pt" style:font-size-asian="10pt" style:font-size-complex="10pt"/>
    </style:style>
    <style:style style:name="P34" style:parent-style-name="Normal" style:family="paragraph">
      <style:paragraph-properties style:line-break="normal" style:text-autospace="none"/>
    </style:style>
    <style:style style:name="P3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family="paragraph">
      <style:paragraph-properties style:line-break="normal" style:text-autospace="none"/>
    </style:style>
    <style:style style:name="T52" style:parent-style-name="DefaultParagraphFont" style:family="text">
      <style:text-properties style:font-name="Liberation Sans" style:font-name-asian="Noto Sans CJK SC" fo:font-size="10pt" style:font-size-asian="10pt" style:font-size-complex="10pt"/>
    </style:style>
    <style:style style:name="T53" style:parent-style-name="DefaultParagraphFont" style:family="text">
      <style:text-properties style:font-name="Liberation Sans" style:font-name-asian="Noto Sans CJK SC" fo:font-size="10pt" style:font-size-asian="10pt" style:font-size-complex="10pt"/>
    </style:style>
    <style:style style:name="P54" style:parent-style-name="Normal" style:family="paragraph">
      <style:paragraph-properties style:line-break="normal" style:text-autospace="none" fo:margin-left="0.4923in" fo:text-indent="0.4923in">
        <style:tab-stops/>
      </style:paragraph-properties>
      <style:text-properties style:font-name="Liberation Sans" style:font-name-asian="Noto Sans CJK SC" fo:font-size="10pt" style:font-size-asian="10pt" style:font-size-complex="10pt"/>
    </style:style>
    <style:style style:name="P55" style:parent-style-name="Normal" style:family="paragraph">
      <style:paragraph-properties style:line-break="normal" style:text-autospace="none" fo:margin-left="0.4923in" fo:text-indent="0.4923in">
        <style:tab-stops/>
      </style:paragraph-properties>
      <style:text-properties style:font-name="Liberation Sans" style:font-name-asian="Noto Sans CJK SC" fo:font-size="10pt" style:font-size-asian="10pt" style:font-size-complex="10pt"/>
    </style:style>
    <style:style style:name="P56" style:parent-style-name="Normal" style:family="paragraph">
      <style:paragraph-properties style:line-break="normal" style:text-autospace="none"/>
    </style:style>
    <style:style style:name="T57" style:parent-style-name="DefaultParagraphFont" style:family="text">
      <style:text-properties style:font-name="Liberation Sans" style:font-name-asian="Noto Sans CJK SC" fo:font-size="10pt" style:font-size-asian="10pt" style:font-size-complex="10pt"/>
    </style:style>
    <style:style style:name="T58" style:parent-style-name="DefaultParagraphFont" style:family="text">
      <style:text-properties style:font-name="Liberation Sans" style:font-name-asian="Noto Sans CJK SC" fo:font-size="10pt" style:font-size-asian="10pt" style:font-size-complex="10pt" fo:language="en" fo:country="US"/>
    </style:style>
    <style:style style:name="P59" style:parent-style-name="Normal" style:family="paragraph">
      <style:paragraph-properties style:line-break="normal" style:text-autospace="none"/>
      <style:text-properties style:font-name="Liberation Sans" style:font-name-asian="Noto Sans CJK SC" fo:font-size="10pt" style:font-size-asian="10pt" style:font-size-complex="10pt" fo:language="en" fo:country="US"/>
    </style:style>
    <style:style style:name="P60" style:parent-style-name="Normal" style:family="paragraph">
      <style:text-properties fo:language="en" fo:country="US"/>
    </style:style>
    <style:style style:name="T6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6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7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7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family="paragraph">
      <style:paragraph-properties style:line-break="normal" style:text-autospace="none"/>
    </style:style>
    <style:style style:name="T78" style:parent-style-name="DefaultParagraphFont" style:family="text">
      <style:text-properties style:font-name="Liberation Sans" style:font-name-asian="Noto Sans CJK SC" fo:font-size="10pt" style:font-size-asian="10pt" style:font-size-complex="10pt"/>
    </style:style>
    <style:style style:name="P7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Normal" style:family="paragraph">
      <style:paragraph-properties fo:margin-left="0.4923in" fo:text-indent="0.4923in">
        <style:tab-stops/>
      </style:paragraph-properties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P9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0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000000" svg:stroke-opacity="100%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000000" svg:stroke-opacity="100%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000000" svg:stroke-opacity="100%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000000" svg:stroke-opacity="100%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Guia de montagem – Circuito impresso</text:p>
      <text:p text:style-name="Standard"/>
      <text:p text:style-name="Standard">Modelo da placa:<text:s/>Gerador multifrequencial com somador inversor V01 - 2025</text:p>
      <text:p text:style-name="Standard">Ljcpcb order: _________________________________</text:p>
      <text:p text:style-name="Standard">Data: ____/____/____</text:p>
      <text:p text:style-name="Standard"/>
      <text:p text:style-name="Standard"><text:span text:style-name="T9">Separação de material:</text:span></text:p>
      <text:section text:name="Sect1" text:style-name="S1">
        <text:list text:style-name="LFO1" text:continue-numbering="true">
          <text:list-item>
            <text:p text:style-name="P10">ferro de solda</text:p>
          </text:list-item>
          <text:list-item>
            <text:p text:style-name="P11">estanho</text:p>
          </text:list-item>
          <text:list-item>
            <text:p text:style-name="P12">fluxo para solda</text:p>
          </text:list-item>
          <text:list-item>
            <text:p text:style-name="P13">alicate de corte</text:p>
          </text:list-item>
          <text:list-item>
            <text:p text:style-name="P14">alicate de bico</text:p>
          </text:list-item>
          <text:list-item>
            <text:p text:style-name="P15">alicate universal</text:p>
          </text:list-item>
          <text:list-item>
            <text:p text:style-name="P16">ventilador de mesa</text:p>
          </text:list-item>
          <text:list-item>
            <text:p text:style-name="P17">papel</text:p>
          </text:list-item>
          <text:list-item>
            <text:p text:style-name="P18">álcool isopropílico</text:p>
          </text:list-item>
          <text:list-item>
            <text:p text:style-name="P19">fita dessoldadora</text:p>
          </text:list-item>
          <text:list-item>
            <text:p text:style-name="P20">sugador de solda</text:p>
          </text:list-item>
          <text:list-item>
            <text:p text:style-name="P21">cotonete</text:p>
          </text:list-item>
          <text:list-item>
            <text:p text:style-name="P22">estilete</text:p>
          </text:list-item>
          <text:list-item>
            <text:p text:style-name="P23">lixa</text:p>
          </text:list-item>
        </text:list>
      </text:section>
      <text:section text:name="Sect2" text:style-name="S2">
        <text:p text:style-name="Standard"/>
        <text:p text:style-name="Standard"><text:span text:style-name="T24">Separação de componentes</text:span></text:p>
        <text:p text:style-name="Standard"><text:span text:style-name="T25"><draw:custom-shape svg:x="0in" svg:y="0.17917in" svg:width="3.34375in" svg:height="1.23681in" draw:z-index="251658240" draw:id="id0" draw:style-name="a0" draw:name="Forma 1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26"><draw:frame draw:z-index="251659264" draw:id="id1" draw:style-name="a1" draw:name="Quadro de texto 1" text:anchor-type="paragraph" svg:x="3.54724in" svg:y="0.19016in" svg:width="3.44931in" svg:height="0.96944in" style:rel-width="scale" style:rel-height="scale"><draw:text-box><text:p text:style-name="Normal"><text:span text:style-name="T27">Resistores</text:span><text:s/>(designador – quantidade - valor)</text:p><text:p text:style-name="P28"><text:tab/>R1, R2, R3, R4, R5, R6<text:s/>–<text:s/>6<text:s/>– 100k</text:p><text:p text:style-name="P29"><text:tab/></text:p><text:p text:style-name="P30">R7, R8, R9, R10, R11, R12, R13,<text:s/></text:p><text:p text:style-name="P31"><text:tab/>R14 – 8 – 47k<text:s/></text:p><text:p text:style-name="P32"><text:span text:style-name="T33"><text:tab/></text:span></text:p><text:p text:style-name="P34"/></draw:text-box><svg:title/><svg:desc/></draw:frame></text:span></text:p>
        <text:p text:style-name="P35"/>
        <text:p text:style-name="P36"/>
        <text:p text:style-name="P37"/>
        <text:p text:style-name="P38"/>
        <text:p text:style-name="P39"/>
        <text:p text:style-name="P40"/>
        <text:p text:style-name="P41"/>
        <text:p text:style-name="Standard"><text:span text:style-name="T42"><draw:custom-shape svg:x="0in" svg:y="0.01042in" svg:width="3.34375in" svg:height="1.31319in" draw:z-index="5" draw:id="id2" draw:style-name="a2" draw:name="Forma 2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  <text:p text:style-name="P43"/>
        <text:p text:style-name="P44"/>
        <text:p text:style-name="P45"/>
        <text:p text:style-name="P46"/>
        <text:p text:style-name="P47"/>
        <text:p text:style-name="P48"/>
        <text:p text:style-name="Standard"><text:span text:style-name="T49"><draw:frame draw:z-index="3" draw:id="id3" draw:style-name="a3" draw:name="Quadro de texto 4" text:anchor-type="paragraph" svg:x="3.66042in" svg:y="0.10625in" svg:width="3.71875in" svg:height="1.72569in" style:rel-width="scale" style:rel-height="scale"><draw:text-box><text:p text:style-name="Normal"><text:span text:style-name="T50">CIs</text:span><text:s/>(designador – quantidade - valor)</text:p><text:p text:style-name="P51"><text:tab/><text:span text:style-name="T52">U1, U2 – 2 – AD9850 (Gerador de sinais)</text:span><text:span text:style-name="T53"><text:s/></text:span></text:p><text:p text:style-name="P54">(2 barras fêmeas 10 pinos para cada um)<text:s/></text:p><text:p text:style-name="P55"/><text:p text:style-name="P56"><text:span text:style-name="T57"><text:tab/></text:span><text:span text:style-name="T58">U3, U5, U6, U7 – 4 – AD826 (dip 8)</text:span></text:p><text:p text:style-name="P59"><text:tab/></text:p><text:p text:style-name="P60"><text:tab/></text:p></draw:text-box><svg:title/><svg:desc/></draw:frame></text:span><text:span text:style-name="T61"><draw:custom-shape svg:x="0in" svg:y="0.11667in" svg:width="3.34375in" svg:height="1.65903in" draw:z-index="9" draw:id="id4" draw:style-name="a4" draw:name="Forma 3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  <text:p text:style-name="P62"/>
        <text:p text:style-name="P63"/>
        <text:p text:style-name="P64"/>
        <text:p text:style-name="P65"/>
        <text:p text:style-name="Standard"><text:span text:style-name="T66"><draw:frame draw:z-index="4" draw:id="id5" draw:style-name="a5" draw:name="Quadro de texto 5" text:anchor-type="paragraph" svg:x="3.55433in" svg:y="1.08819in" svg:width="3.76597in" svg:height="1.55417in" style:rel-width="scale" style:rel-height="scale"><draw:text-box><text:p text:style-name="Normal"><text:span text:style-name="T67">Barra pinos reforçados</text:span><text:s/>(designador – quantidade - valor)</text:p><text:p text:style-name="Normal"><text:tab/>J1 – 1 – 08 pinos</text:p><text:p text:style-name="Normal"><text:tab/>J2 – 1 – 27 pinos</text:p><text:p text:style-name="Normal"><text:tab/>J3 – 1 – 35 pinos</text:p><text:p text:style-name="Normal"><text:tab/></text:p><text:p text:style-name="Normal"><text:tab/></text:p><text:p text:style-name="Normal"/></draw:text-box><svg:title/><svg:desc/></draw:frame></text:span></text:p>
        <text:p text:style-name="P68"/>
        <text:p text:style-name="P69"/>
        <text:p text:style-name="P70"/>
        <text:p text:style-name="P71"/>
        <text:p text:style-name="Standard"><text:span text:style-name="T72"><draw:custom-shape svg:x="0in" svg:y="0.03333in" svg:width="3.34375in" svg:height="2.18819in" draw:z-index="7" draw:id="id6" draw:style-name="a6" draw:name="Forma 6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  <text:p text:style-name="P73"/>
        <text:p text:style-name="Standard"><text:span text:style-name="T74"><draw:frame draw:z-index="2" draw:id="id7" draw:style-name="a7" draw:name="Quadro de texto 3" text:anchor-type="paragraph" svg:x="3.59449in" svg:y="-3.62913in" svg:width="3.36181in" svg:height="1.55417in" style:rel-width="scale" style:rel-height="scale"><draw:text-box><text:p text:style-name="Normal"><text:span text:style-name="T75">Capacitore</text:span><text:span text:style-name="T76">s</text:span><text:s/>(designador – quantidade - valor)</text:p><text:p text:style-name="P77"><text:tab/><text:span text:style-name="T78">C1, C2, C3, C4, C5, C6 – 6 – 10nF</text:span></text:p><text:p text:style-name="Normal"/><text:p text:style-name="Normal"><text:tab/></text:p><text:p text:style-name="Normal"/></draw:text-box><svg:title/><svg:desc/></draw:frame></text:span></text:p>
        <text:p text:style-name="P79"/>
        <text:p text:style-name="P80"/>
        <text:p text:style-name="P81"/>
        <text:p text:style-name="P82"/>
        <text:p text:style-name="P83"/>
        <text:p text:style-name="P84"/>
        <text:p text:style-name="P85"/>
        <text:p text:style-name="P86"/>
        <text:p text:style-name="P87"/>
        <text:p text:style-name="P88"/>
        <text:p text:style-name="Standard"><draw:frame draw:z-index="11" draw:id="id8" draw:style-name="a8" draw:name="Quadro de texto 2" text:anchor-type="paragraph" svg:x="3.53898in" svg:y="1.7626in" svg:width="3.55694in" svg:height="1.55417in" style:rel-width="scale" style:rel-height="scale"><draw:text-box><text:p text:style-name="Normal"><text:span text:style-name="T89">Barra macho dupla 90º</text:span><text:s/>(designador – quantidade - valor)</text:p><text:p text:style-name="Normal"><text:tab/><text:tab/>J14,J15 – 2 – 12 pinos (24 total)</text:p><text:p text:style-name="Normal"/><text:p text:style-name="Normal"><text:tab/></text:p><text:p text:style-name="Normal"/></draw:text-box><svg:title/><svg:desc/></draw:frame><draw:custom-shape svg:x="-0.00709in" svg:y="1.78071in" svg:width="3.48125in" svg:height="1.57917in" draw:z-index="13" draw:id="id9" draw:style-name="a9" draw:name="Forma 4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  <text:soft-page-break/>
        <text:p text:style-name="Standard"><draw:frame draw:z-index="10" draw:id="id10" draw:style-name="a10" draw:name="Quadro de texto 10" text:anchor-type="paragraph" svg:x="3.51806in" svg:y="-0.11667in" svg:width="3.55694in" svg:height="1.55417in" style:rel-width="scale" style:rel-height="scale"><draw:text-box><text:p text:style-name="Normal"><text:span text:style-name="T90">Barra macho</text:span><text:s/>(designador – quantidade - valor)</text:p><text:p text:style-name="Normal"><text:tab/><text:tab/>J4, J5<text:s/>–<text:s/>2<text:s/>– 03 pinos</text:p><text:p text:style-name="Normal"><text:tab/><text:tab/>J6, J7 – 2 – 02 pinos</text:p><text:p text:style-name="P91">J8 – 1 –<text:s/>01x10 pinos<text:s/>(90º)</text:p><text:p text:style-name="Normal"><text:tab/></text:p><text:p text:style-name="Normal"/></draw:text-box><svg:title/><svg:desc/></draw:frame><draw:custom-shape svg:x="-0.00625in" svg:y="-0.13125in" svg:width="3.33333in" svg:height="1.57917in" draw:z-index="6" draw:id="id11" draw:style-name="a11" draw:name="Forma 5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  <text:p text:style-name="Standard"><text:tab/><text:tab/></text:p>
        <text:p text:style-name="Standard"><text:tab/><text:tab/></text:p>
        <text:p text:style-name="Standard"/>
        <text:p text:style-name="Standard"/>
        <text:p text:style-name="Standard"/>
        <text:p text:style-name="Standard"/>
        <text:p text:style-name="Standard"/>
        <text:p text:style-name="Standard"><draw:custom-shape svg:x="-0.00625in" svg:y="0.1875in" svg:width="3.36458in" svg:height="2.09583in" draw:z-index="8" draw:id="id12" draw:style-name="a12" draw:name="Forma 7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  <text:p text:style-name="Standard"/>
        <text:p text:style-name="Standard"/>
        <text:p text:style-name="Standard"/>
        <text:p text:style-name="Standard"/>
        <text:p text:style-name="Standard"><draw:frame draw:z-index="12" draw:id="id13" draw:style-name="a13" draw:name="Quadro de texto 8" text:anchor-type="paragraph" svg:x="3.53819in" svg:y="-0.72913in" svg:width="3.54097in" svg:height="1.55417in" style:rel-width="scale" style:rel-height="scale"><draw:text-box><text:p text:style-name="Normal"><text:span text:style-name="T92">Microcontrolador</text:span><text:s/>(designador – quantidade - valor)</text:p><text:p text:style-name="Normal"><text:tab/>U4<text:s/>– 1 –<text:s/>STM32F103<text:s/>( 2 barras fêmeas 20 pinos)</text:p></draw:text-box><svg:title/><svg:desc/></draw:frame></text:p>
        <text:p text:style-name="Standard"/>
        <text:p text:style-name="Standard"/>
        <text:p text:style-name="Standard"/>
        <text:p text:style-name="Standard"/>
        <text:p text:style-name="P93"/>
        <text:p text:style-name="P94"/>
        <text:p text:style-name="P95"/>
        <text:p text:style-name="P96"/>
        <text:p text:style-name="P97">Número de placas restantes:</text:p>
        <text:p text:style-name="Standard"/>
        <text:p text:style-name="P98">Componentes próximos de acabarem:</text:p>
        <text:p text:style-name="P99"/>
        <text:p text:style-name="P100"/>
        <text:p text:style-name="P101"/>
        <text:p text:style-name="P102"/>
        <text:p text:style-name="P103"/>
        <text:p text:style-name="P104">Componentes que foram substituídos:</text:p>
        <text:p text:style-name="Standard"/>
        <text:p text:style-name="Standard"/>
        <text:p text:style-name="Standard"/>
        <text:p text:style-name="Standard"/>
        <text:p text:style-name="Standard"/>
        <text:p text:style-name="Standard"><text:span text:style-name="T105">Componentes em falta: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❑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1479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034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DefaultParagraphFont" style:family="text">
      <style:text-properties fo:font-size="9pt" style:font-size-asian="9pt" style:font-size-complex="9pt"/>
    </style:style>
    <style:style style:name="T4" style:parent-style-name="DefaultParagraphFont" style:family="text">
      <style:text-properties fo:font-size="9pt" style:font-size-asian="9pt" style:font-size-complex="9pt"/>
    </style:style>
    <style:style style:name="T5" style:parent-style-name="DefaultParagraphFont" style:family="text">
      <style:text-properties fo:font-size="9pt" style:font-size-asian="9pt" style:font-size-complex="9pt"/>
    </style:style>
    <style:style style:name="T6" style:parent-style-name="DefaultParagraphFont" style:family="text">
      <style:text-properties fo:font-size="9pt" style:font-size-asian="9pt" style:font-size-complex="9pt"/>
    </style:style>
    <style:style style:name="T7" style:parent-style-name="DefaultParagraphFont" style:family="text">
      <style:text-properties fo:font-size="9pt" style:font-size-asian="9pt" style:font-size-complex="9pt"/>
    </style:style>
    <style:style style:name="T8" style:parent-style-name="DefaultParagraphFont" style:family="text">
      <style:text-properties fo:font-size="9pt" style:font-size-asian="9pt" style:font-size-complex="9pt"/>
    </style:style>
  </office:automatic-styles>
  <office:master-styles>
    <style:master-page style:name="MP0" style:page-layout-name="PL0">
      <style:footer>
        <text:p text:style-name="P2"><text:span text:style-name="T3">Guia de montagem –</text:span><text:span text:style-name="T4"><text:s/></text:span><text:span text:style-name="T5">Gerador multifrequencial com somador inversor V01 - 2025</text:span><text:span text:style-name="T6">______________________ page<text:s/></text:span><text:span text:style-name="T7"><text:page-number text:fixed="false">2</text:page-number></text:span><text:span text:style-name="T8">/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irela Tomazini</meta:initial-creator>
    <dc:creator>Mirela Tomazini</dc:creator>
    <meta:creation-date>2025-04-11T12:28:00Z</meta:creation-date>
    <dc:date>2025-04-11T12:33:00Z</dc:date>
    <meta:template xlink:href="Normal.dotm" xlink:type="simple"/>
    <meta:editing-cycles>3</meta:editing-cycles>
    <meta:editing-duration>PT480S</meta:editing-duration>
    <meta:document-statistic meta:page-count="2" meta:paragraph-count="1" meta:word-count="99" meta:character-count="636" meta:row-count="4" meta:non-whitespace-character-count="538"/>
  </office:meta>
</office:document-meta>
</file>